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01ce" officeooo:paragraph-rsid="001b01ce"/>
    </style:style>
    <style:style style:name="P2" style:family="paragraph" style:parent-style-name="Standard">
      <style:paragraph-properties fo:text-align="justify" style:justify-single-word="false"/>
      <style:text-properties officeooo:rsid="001b01ce" officeooo:paragraph-rsid="001b01ce"/>
    </style:style>
    <style:style style:name="P3" style:family="paragraph" style:parent-style-name="Standard">
      <style:paragraph-properties fo:text-align="justify" style:justify-single-word="false"/>
      <style:text-properties officeooo:rsid="001c2b3f" officeooo:paragraph-rsid="001c2b3f"/>
    </style:style>
    <style:style style:name="P4" style:family="paragraph" style:parent-style-name="Standard">
      <style:paragraph-properties fo:text-align="justify" style:justify-single-word="false"/>
      <style:text-properties officeooo:rsid="001d9feb" officeooo:paragraph-rsid="001d9feb"/>
    </style:style>
    <style:style style:name="T1" style:family="text">
      <style:text-properties officeooo:rsid="001c2b3f"/>
    </style:style>
    <style:style style:name="T2" style:family="text">
      <style:text-properties fo:language="en" fo:country="US"/>
    </style:style>
    <style:style style:name="T3" style:family="text">
      <style:text-properties officeooo:rsid="001d9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ins</text:span> wallet</text:p>
      <text:p text:style-name="P2"/>
      <text:p text:style-name="P2">1. Application role</text:p>
      <text:p text:style-name="P2">1.1. Can create, edit and delete wallets of money to store information about incomming and outgoing transactions</text:p>
      <text:p text:style-name="P2">1.2 Can <text:span text:style-name="T1">create</text:span>, edit or delete <text:span text:style-name="T1">transaction</text:span>, select type of transaction, chouce planed transaction</text:p>
      <text:p text:style-name="P2">1.3 Can create plan, <text:span text:style-name="T3">edit or delete</text:span> of transaction <text:span text:style-name="T3">and select completed transaction</text:span></text:p>
      <text:p text:style-name="P3">1.4 Can calculate everyday money spending after plan creation on month</text:p>
      <text:p text:style-name="P4">1.5 Can show today remaining money in compare with previosly days during in month</text:p>
      <text:p text:style-name="P4">1.6 Can serialize and deserialize date in xsl format to migrate between devices</text:p>
      <text:p text:style-name="P4">1.7 Can show everyday sum of incomming and outgoing transactions in calendar</text:p>
      <text:p text:style-name="P4"><text:s text:c="3"/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6T23:39:50.537818665</meta:creation-date>
    <meta:generator>LibreOffice/6.0.7.3$Linux_X86_64 LibreOffice_project/00m0$Build-3</meta:generator>
    <dc:date>2022-11-07T00:12:05.618968350</dc:date>
    <meta:editing-duration>PT1M6S</meta:editing-duration>
    <meta:editing-cycles>1</meta:editing-cycles>
    <meta:document-statistic meta:table-count="0" meta:image-count="0" meta:object-count="0" meta:page-count="1" meta:paragraph-count="11" meta:word-count="99" meta:character-count="634" meta:non-whitespace-character-count="539"/>
  </office:meta>
</office:document-meta>
</file>